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full-path="Object 15/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full-path="Object 18/"/>
  <manifest:file-entry manifest:media-type="" manifest:full-path="Object 19/Pictures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full-path="Object 19/"/>
  <manifest:file-entry manifest:media-type="" manifest:full-path="Object 20/Pictures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full-path="Object 20/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settings.xml"/>
  <manifest:file-entry manifest:media-type="application/vnd.oasis.opendocument.spreadsheet" manifest:full-path="Object 21/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full-path="Object 22/"/>
  <manifest:file-entry manifest:media-type="" manifest:full-path="Object 23/Pictures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full-path="Object 23/"/>
  <manifest:file-entry manifest:media-type="" manifest:full-path="Object 24/Pictures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settings.xml"/>
  <manifest:file-entry manifest:media-type="application/vnd.oasis.opendocument.spreadsheet" manifest:full-path="Object 24/"/>
  <manifest:file-entry manifest:media-type="" manifest:full-path="Object 25/Pictures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full-path="Object 25/"/>
  <manifest:file-entry manifest:media-type="" manifest:full-path="Object 26/Pictures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full-path="Object 26/"/>
  <manifest:file-entry manifest:media-type="" manifest:full-path="Object 27/Pictures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settings.xml"/>
  <manifest:file-entry manifest:media-type="application/vnd.oasis.opendocument.spreadsheet" manifest:full-path="Object 27/"/>
  <manifest:file-entry manifest:media-type="" manifest:full-path="Object 28/Pictures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full-path="Object 28/"/>
  <manifest:file-entry manifest:media-type="" manifest:full-path="Object 29/Pictures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Picture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9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9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9pt"/>
    </style:style>
    <style:style style:name="T2" style:family="text">
      <style:text-properties fo:font-size="12pt" fo:font-weight="bold"/>
    </style:style>
    <style:style style:name="T3" style:family="text">
      <style:text-properties fo:font-size="12pt"/>
    </style:style>
    <style:style style:name="T4" style:family="text">
      <style:text-properties fo:font-size="12pt" style:text-underline-style="none"/>
    </style:style>
    <style:style style:name="T5" style:family="text">
      <style:text-properties fo:font-size="12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id="id7" draw:layer="layout" svg:width="14.369cm" svg:height="3.164cm" svg:x="3.933cm" svg:y="5.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2" draw:layer="layout" svg:width="2.535cm" svg:height="1.017cm" svg:x="6.836cm" svg:y="4.415cm">
          <text:p text:style-name="P1"><text:span text:style-name="T1">GdaDataModel</text:span></text:p>
          <text:p text:style-name="P1"><text:span text:style-name="T1">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6.97cm" svg:height="10.211cm" svg:x="2.832cm" svg:y="8.868cm">
          <text:p text:style-name="P5"/>
          <draw:enhanced-geometry svg:viewBox="0 0 21600 21600" draw:type="rectangle" draw:enhanced-path="M 0 0 L 21600 0 21600 21600 0 21600 0 0 Z N"/>
        </draw:custom-shape>
        <draw:frame draw:style-name="standard" draw:id="id2" draw:layer="layout" svg:width="3.171cm" svg:height="2.572cm" svg:x="3.151cm" svg:y="11.266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935cm" svg:y="7.332cm" draw:escape-direction="right"/>
          <draw:glue-point draw:id="5" svg:x="4.976cm" svg:y="4.012cm" draw:escape-direction="right"/>
          <draw:glue-point draw:id="6" svg:x="4.881cm" svg:y="-2.352cm"/>
          <draw:glue-point draw:id="7" svg:x="4.881cm" svg:y="-0.905cm"/>
          <draw:glue-point draw:id="8" svg:x="4.881cm" svg:y="0.863cm"/>
          <draw:glue-point draw:id="9" svg:x="4.925cm" svg:y="2.379cm"/>
        </draw:frame>
        <draw:frame draw:style-name="standard" draw:id="id1" draw:layer="layout" svg:width="4.794cm" svg:height="2.147cm" svg:x="8.64cm" svg:y="9.116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3.284cm" svg:y="-2.015cm"/>
        </draw:frame>
        <draw:connector draw:style-name="gr3" draw:text-style-name="P3" draw:layer="layout" draw:type="line" svg:x1="12.611cm" svg:y1="9.757cm" svg:x2="6.283cm" svg:y2="11.948cm" draw:start-shape="id1" draw:start-glue-point="4" draw:end-shape="id2" draw:end-glue-point="6">
          <text:p text:style-name="P5"/>
        </draw:connector>
        <draw:frame draw:style-name="standard" draw:id="id3" draw:layer="layout" svg:width="4.811cm" svg:height="2.148cm" svg:x="8.64cm" svg:y="11.368cm">
          <draw:object xlink:href="./Object 4" xlink:type="simple" xlink:show="embed" xlink:actuate="onLoad"/>
          <draw:image xlink:href="./ObjectReplacements/Object 4" xlink:type="simple" xlink:show="embed" xlink:actuate="onLoad"/>
          <draw:glue-point draw:id="4" svg:x="3.284cm" svg:y="-2.015cm"/>
        </draw:frame>
        <draw:connector draw:style-name="gr3" draw:text-style-name="P3" draw:layer="layout" draw:type="line" svg:x1="12.624cm" svg:y1="12.01cm" svg:x2="6.283cm" svg:y2="12.32cm" draw:start-shape="id3" draw:start-glue-point="4" draw:end-shape="id2" draw:end-glue-point="7">
          <text:p text:style-name="P5"/>
        </draw:connector>
        <draw:frame draw:style-name="standard" draw:id="id4" draw:layer="layout" svg:width="4.811cm" svg:height="2.148cm" svg:x="8.64cm" svg:y="13.683cm">
          <draw:object xlink:href="./Object 5" xlink:type="simple" xlink:show="embed" xlink:actuate="onLoad"/>
          <draw:image xlink:href="./ObjectReplacements/Object 5" xlink:type="simple" xlink:show="embed" xlink:actuate="onLoad"/>
          <draw:glue-point draw:id="4" svg:x="3.284cm" svg:y="-2.015cm"/>
        </draw:frame>
        <draw:connector draw:style-name="gr3" draw:text-style-name="P3" draw:layer="layout" draw:type="line" svg:x1="12.624cm" svg:y1="14.325cm" svg:x2="6.283cm" svg:y2="12.773cm" draw:start-shape="id4" draw:start-glue-point="4" draw:end-shape="id2" draw:end-glue-point="8">
          <text:p text:style-name="P5"/>
        </draw:connector>
        <draw:frame draw:style-name="standard" draw:id="id5" draw:layer="layout" svg:width="4.811cm" svg:height="2.148cm" svg:x="8.64cm" svg:y="15.977cm">
          <draw:object xlink:href="./Object 6" xlink:type="simple" xlink:show="embed" xlink:actuate="onLoad"/>
          <draw:image xlink:href="./ObjectReplacements/Object 6" xlink:type="simple" xlink:show="embed" xlink:actuate="onLoad"/>
          <draw:glue-point draw:id="4" svg:x="3.284cm" svg:y="-2.015cm"/>
        </draw:frame>
        <draw:connector draw:style-name="gr3" draw:text-style-name="P3" draw:layer="layout" draw:type="line" svg:x1="12.624cm" svg:y1="16.619cm" svg:x2="6.297cm" svg:y2="13.163cm" draw:start-shape="id5" draw:start-glue-point="4" draw:end-shape="id2" draw:end-glue-point="9">
          <text:p text:style-name="P5"/>
        </draw:connector>
        <draw:frame draw:style-name="standard" draw:id="id6" draw:layer="layout" svg:width="4.811cm" svg:height="2.148cm" svg:x="3.645cm" svg:y="15.977cm">
          <draw:object xlink:href="./Object 7" xlink:type="simple" xlink:show="embed" xlink:actuate="onLoad"/>
          <draw:image xlink:href="./ObjectReplacements/Object 7" xlink:type="simple" xlink:show="embed" xlink:actuate="onLoad"/>
          <draw:glue-point draw:id="4" svg:x="3.284cm" svg:y="-2.015cm"/>
        </draw:frame>
        <draw:connector draw:style-name="gr3" draw:text-style-name="P3" draw:layer="layout" draw:type="line" svg:x1="7.629cm" svg:y1="16.619cm" svg:x2="6.313cm" svg:y2="13.583cm" draw:start-shape="id6" draw:start-glue-point="4" draw:end-shape="id2" draw:end-glue-point="5">
          <text:p text:style-name="P5"/>
        </draw:connector>
        <draw:custom-shape draw:style-name="gr1" draw:text-style-name="P4" draw:layer="layout" svg:width="2.914cm" svg:height="1.819cm" svg:x="15.441cm" svg:y="6.593cm">
          <text:p text:style-name="P1"><text:span text:style-name="T1">resulting</text:span></text:p>
          <text:p text:style-name="P1"><text:span text:style-name="T1">GdaDataModelIter</text:span></text:p>
          <text:p text:style-name="P1"><text:span text:style-name="T1">object</text:span></text:p>
          <draw:enhanced-geometry svg:viewBox="0 0 21600 21600" draw:text-areas="800 800 20800 20800" draw:type="round-rectangular-callout" draw:modifiers="918.833619210978 27011.8681318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1.395cm" svg:height="2.706cm" svg:x="1.22cm" svg:y="1.55cm">
          <draw:text-box>
            <text:p text:style-name="P5"><text:span text:style-name="T2">gda_data_model_get_iter()</text:span><text:span text:style-name="T3"> illustration: starting from</text:span></text:p>
            <text:p text:style-name="P5"><text:span text:style-name="T3">a </text:span><text:span text:style-name="T2">GdaDataModel</text:span><text:span text:style-name="T3">, the </text:span><text:span text:style-name="T4">get_iter() method creates a</text:span></text:p>
            <text:p text:style-name="P5"><text:span text:style-name="T5">GdaDataModelIter</text:span><text:span text:style-name="T4"> object containing as much</text:span></text:p>
            <text:p text:style-name="P5"><text:span text:style-name="T5">GdaParameter</text:span><text:span text:style-name="T4"> objects as there are columns in</text:span></text:p>
            <text:p text:style-name="P5"><text:span text:style-name="T4">the GdaDataModel object</text:span></text:p>
          </draw:text-box>
        </draw:frame>
        <draw:connector draw:style-name="gr5" draw:text-style-name="P8" draw:layer="layout" draw:line-skew="-2.121cm" svg:x1="3.933cm" svg:y1="7.242cm" svg:x2="2.832cm" svg:y2="13.674cm" draw:start-shape="id7" draw:start-glue-point="3">
          <text:p text:style-name="P7"><text:span text:style-name="T1">get_iter()</text:span></text:p>
        </draw:connector>
        <draw:frame draw:style-name="gr4" draw:text-style-name="P6" draw:layer="layout" svg:width="16.923cm" svg:height="1.724cm" svg:x="3.203cm" svg:y="19.946cm">
          <draw:text-box>
            <text:p text:style-name="P5"><text:span text:style-name="T3">Note that the </text:span><text:span text:style-name="T2">nodes_list</text:span><text:span text:style-name="T3"> attribute contains 5 </text:span><text:span text:style-name="T2">GdaParameterListNode</text:span><text:span text:style-name="T3"> structures,</text:span></text:p>
            <text:p text:style-name="P5"><text:span text:style-name="T3">also 5 </text:span><text:span text:style-name="T2">GdaParameterListGroup</text:span><text:span text:style-name="T3"> structures in the </text:span><text:span text:style-name="T2">groups_list</text:span><text:span text:style-name="T3"> list,</text:span></text:p>
            <text:p text:style-name="P5"><text:span text:style-name="T3">but that </text:span><text:span text:style-name="T2">sources_list</text:span><text:span text:style-name="T3"> is an empty list</text:span></text:p>
          </draw:text-box>
        </draw:frame>
        <draw:frame draw:style-name="standard" draw:id="id8" draw:layer="layout" svg:width="4.516cm" svg:height="1.291cm" svg:x="14.984cm" svg:y="9.2cm">
          <draw:object xlink:href="./Object 8" xlink:type="simple" xlink:show="embed" xlink:actuate="onLoad"/>
          <draw:image xlink:href="./ObjectReplacements/Object 8" xlink:type="simple" xlink:show="embed" xlink:actuate="onLoad"/>
          <draw:glue-point draw:id="4" svg:x="0.907cm" svg:y="0.007cm"/>
        </draw:frame>
        <draw:frame draw:style-name="standard" draw:id="id9" draw:layer="layout" svg:width="4.516cm" svg:height="1.292cm" svg:x="14.984cm" svg:y="10.688cm">
          <draw:object xlink:href="./Object 10" xlink:type="simple" xlink:show="embed" xlink:actuate="onLoad"/>
          <draw:image xlink:href="./ObjectReplacements/Object 10" xlink:type="simple" xlink:show="embed" xlink:actuate="onLoad"/>
          <draw:glue-point draw:id="4" svg:x="0.954cm" svg:y="0.172cm"/>
        </draw:frame>
        <draw:frame draw:style-name="standard" draw:id="id10" draw:layer="layout" svg:width="4.516cm" svg:height="1.292cm" svg:x="14.984cm" svg:y="12.238cm">
          <draw:object xlink:href="./Object 11" xlink:type="simple" xlink:show="embed" xlink:actuate="onLoad"/>
          <draw:image xlink:href="./ObjectReplacements/Object 11" xlink:type="simple" xlink:show="embed" xlink:actuate="onLoad"/>
          <draw:glue-point draw:id="4" svg:x="1.091cm" svg:y="0.015cm"/>
        </draw:frame>
        <draw:frame draw:style-name="standard" draw:id="id11" draw:layer="layout" svg:width="4.516cm" svg:height="1.292cm" svg:x="14.984cm" svg:y="13.727cm">
          <draw:object xlink:href="./Object 12" xlink:type="simple" xlink:show="embed" xlink:actuate="onLoad"/>
          <draw:image xlink:href="./ObjectReplacements/Object 12" xlink:type="simple" xlink:show="embed" xlink:actuate="onLoad"/>
          <draw:glue-point draw:id="4" svg:x="1.091cm" svg:y="0.007cm"/>
        </draw:frame>
        <draw:frame draw:style-name="standard" draw:id="id12" draw:layer="layout" svg:width="4.516cm" svg:height="1.292cm" svg:x="14.984cm" svg:y="15.257cm">
          <draw:object xlink:href="./Object 13" xlink:type="simple" xlink:show="embed" xlink:actuate="onLoad"/>
          <draw:image xlink:href="./ObjectReplacements/Object 13" xlink:type="simple" xlink:show="embed" xlink:actuate="onLoad"/>
          <draw:glue-point draw:id="4" svg:x="1.091cm" svg:y="0.164cm"/>
        </draw:frame>
        <draw:connector draw:style-name="gr6" draw:text-style-name="P9" draw:layer="layout" draw:type="line" svg:x1="17.651cm" svg:y1="9.845cm" svg:x2="13.434cm" svg:y2="10.189cm" draw:start-shape="id8" draw:start-glue-point="4" draw:end-shape="id1" draw:end-glue-point="1">
          <text:p text:style-name="P5"/>
        </draw:connector>
        <draw:connector draw:style-name="gr6" draw:text-style-name="P9" draw:layer="layout" draw:type="line" svg:x1="17.672cm" svg:y1="11.356cm" svg:x2="13.451cm" svg:y2="12.442cm" draw:start-shape="id9" draw:start-glue-point="4" draw:end-shape="id3" draw:end-glue-point="1">
          <text:p text:style-name="P5"/>
        </draw:connector>
        <draw:connector draw:style-name="gr6" draw:text-style-name="P9" draw:layer="layout" draw:type="line" svg:x1="17.734cm" svg:y1="12.885cm" svg:x2="13.451cm" svg:y2="14.757cm" draw:start-shape="id10" draw:start-glue-point="4" draw:end-shape="id4">
          <text:p text:style-name="P5"/>
        </draw:connector>
        <draw:connector draw:style-name="gr6" draw:text-style-name="P9" draw:layer="layout" draw:type="line" svg:x1="17.734cm" svg:y1="14.373cm" svg:x2="13.451cm" svg:y2="17.051cm" draw:start-shape="id11" draw:start-glue-point="4" draw:end-shape="id5" draw:end-glue-point="1">
          <text:p text:style-name="P5"/>
        </draw:connector>
        <draw:connector draw:style-name="gr6" draw:text-style-name="P9" draw:layer="layout" draw:line-skew="0.206cm" svg:x1="17.734cm" svg:y1="15.924cm" svg:x2="6.05cm" svg:y2="18.125cm" draw:start-shape="id12" draw:start-glue-point="4" draw:end-shape="id6" draw:end-glue-point="2">
          <text:p text:style-name="P5"/>
        </draw:connector>
      </draw:page>
      <draw:page draw:name="page2" draw:style-name="dp1" draw:master-page-name="Standard">
        <office:forms form:automatic-focus="false" form:apply-design-mode="false"/>
        <draw:custom-shape draw:style-name="gr2" draw:text-style-name="P9" draw:layer="layout" svg:width="16.97cm" svg:height="14.094cm" svg:x="1.798cm" svg:y="12.736cm">
          <text:p text:style-name="P5"/>
          <draw:enhanced-geometry svg:viewBox="0 0 21600 21600" draw:type="rectangle" draw:enhanced-path="M 0 0 L 21600 0 21600 21600 0 21600 0 0 Z N"/>
        </draw:custom-shape>
        <draw:frame draw:style-name="standard" draw:id="id14" draw:layer="layout" svg:width="3.171cm" svg:height="2.572cm" svg:x="2.117cm" svg:y="15.134cm">
          <draw:object xlink:href="./Object 14" xlink:type="simple" xlink:show="embed" xlink:actuate="onLoad"/>
          <draw:image xlink:href="./ObjectReplacements/Object 14" xlink:type="simple" xlink:show="embed" xlink:actuate="onLoad"/>
          <draw:glue-point draw:id="4" svg:x="4.935cm" svg:y="7.332cm" draw:escape-direction="right"/>
          <draw:glue-point draw:id="5" svg:x="4.881cm" svg:y="2.465cm" draw:escape-direction="right"/>
          <draw:glue-point draw:id="6" svg:x="4.881cm" svg:y="-2.352cm"/>
          <draw:glue-point draw:id="7" svg:x="4.881cm" svg:y="-0.905cm"/>
          <draw:glue-point draw:id="8" svg:x="4.881cm" svg:y="0.863cm"/>
          <draw:glue-point draw:id="9" svg:x="4.881cm" svg:y="3.989cm"/>
        </draw:frame>
        <draw:frame draw:style-name="standard" draw:id="id13" draw:layer="layout" svg:width="4.794cm" svg:height="2.147cm" svg:x="7.606cm" svg:y="12.984cm">
          <draw:object xlink:href="./Object 15" xlink:type="simple" xlink:show="embed" xlink:actuate="onLoad"/>
          <draw:image xlink:href="./ObjectReplacements/Object 15" xlink:type="simple" xlink:show="embed" xlink:actuate="onLoad"/>
          <draw:glue-point draw:id="4" svg:x="3.284cm" svg:y="-2.015cm"/>
        </draw:frame>
        <draw:connector draw:style-name="gr3" draw:text-style-name="P9" draw:layer="layout" draw:type="line" svg:x1="11.577cm" svg:y1="13.625cm" svg:x2="5.249cm" svg:y2="15.816cm" draw:start-shape="id13" draw:start-glue-point="4" draw:end-shape="id14" draw:end-glue-point="6">
          <text:p text:style-name="P5"/>
        </draw:connector>
        <draw:frame draw:style-name="standard" draw:id="id15" draw:layer="layout" svg:width="4.811cm" svg:height="2.148cm" svg:x="7.606cm" svg:y="15.236cm">
          <draw:object xlink:href="./Object 16" xlink:type="simple" xlink:show="embed" xlink:actuate="onLoad"/>
          <draw:image xlink:href="./ObjectReplacements/Object 16" xlink:type="simple" xlink:show="embed" xlink:actuate="onLoad"/>
          <draw:glue-point draw:id="4" svg:x="3.284cm" svg:y="-2.015cm"/>
        </draw:frame>
        <draw:connector draw:style-name="gr3" draw:text-style-name="P9" draw:layer="layout" draw:type="line" svg:x1="11.59cm" svg:y1="15.878cm" svg:x2="5.249cm" svg:y2="16.188cm" draw:start-shape="id15" draw:start-glue-point="4" draw:end-shape="id14" draw:end-glue-point="7">
          <text:p text:style-name="P5"/>
        </draw:connector>
        <draw:frame draw:style-name="standard" draw:id="id16" draw:layer="layout" svg:width="4.811cm" svg:height="2.148cm" svg:x="7.606cm" svg:y="17.551cm">
          <draw:object xlink:href="./Object 17" xlink:type="simple" xlink:show="embed" xlink:actuate="onLoad"/>
          <draw:image xlink:href="./ObjectReplacements/Object 17" xlink:type="simple" xlink:show="embed" xlink:actuate="onLoad"/>
          <draw:glue-point draw:id="4" svg:x="3.284cm" svg:y="-2.015cm"/>
          <draw:glue-point draw:id="5" svg:x="1.145cm" svg:y="4.902cm"/>
        </draw:frame>
        <draw:connector draw:style-name="gr3" draw:text-style-name="P9" draw:layer="layout" draw:type="line" svg:x1="11.59cm" svg:y1="18.193cm" svg:x2="5.249cm" svg:y2="16.641cm" draw:start-shape="id16" draw:start-glue-point="4" draw:end-shape="id14" draw:end-glue-point="8">
          <text:p text:style-name="P5"/>
        </draw:connector>
        <draw:frame draw:style-name="standard" draw:id="id18" draw:layer="layout" svg:width="4.811cm" svg:height="2.148cm" svg:x="7.606cm" svg:y="19.845cm">
          <draw:object xlink:href="./Object 18" xlink:type="simple" xlink:show="embed" xlink:actuate="onLoad"/>
          <draw:image xlink:href="./ObjectReplacements/Object 18" xlink:type="simple" xlink:show="embed" xlink:actuate="onLoad"/>
          <draw:glue-point draw:id="4" svg:x="3.284cm" svg:y="-2.015cm"/>
        </draw:frame>
        <draw:connector draw:style-name="gr3" draw:text-style-name="P9" draw:layer="layout" draw:type="line" svg:x1="6.423cm" svg:y1="20.528cm" svg:x2="5.249cm" svg:y2="17.445cm" draw:start-shape="id17" draw:start-glue-point="4" draw:end-shape="id14" draw:end-glue-point="9">
          <text:p text:style-name="P5"/>
        </draw:connector>
        <draw:connector draw:style-name="gr3" draw:text-style-name="P9" draw:layer="layout" draw:type="line" svg:x1="11.59cm" svg:y1="20.487cm" svg:x2="5.249cm" svg:y2="17.053cm" draw:start-shape="id18" draw:start-glue-point="4" draw:end-shape="id14" draw:end-glue-point="5">
          <text:p text:style-name="P5"/>
        </draw:connector>
        <draw:frame draw:style-name="standard" draw:id="id19" draw:layer="layout" svg:width="4.426cm" svg:height="1.257cm" svg:x="13.95cm" svg:y="13.068cm">
          <draw:object xlink:href="./Object 20" xlink:type="simple" xlink:show="embed" xlink:actuate="onLoad"/>
          <draw:image xlink:href="./ObjectReplacements/Object 20" xlink:type="simple" xlink:show="embed" xlink:actuate="onLoad"/>
          <draw:glue-point draw:id="4" svg:x="0.907cm" svg:y="0.007cm"/>
        </draw:frame>
        <draw:frame draw:style-name="standard" draw:id="id20" draw:layer="layout" svg:width="4.403cm" svg:height="1.237cm" svg:x="13.95cm" svg:y="14.556cm">
          <draw:object xlink:href="./Object 21" xlink:type="simple" xlink:show="embed" xlink:actuate="onLoad"/>
          <draw:image xlink:href="./ObjectReplacements/Object 21" xlink:type="simple" xlink:show="embed" xlink:actuate="onLoad"/>
          <draw:glue-point draw:id="4" svg:x="0.954cm" svg:y="0.172cm"/>
        </draw:frame>
        <draw:frame draw:style-name="standard" draw:id="id21" draw:layer="layout" svg:width="4.426cm" svg:height="1.301cm" svg:x="13.95cm" svg:y="16.106cm">
          <draw:object xlink:href="./Object 22" xlink:type="simple" xlink:show="embed" xlink:actuate="onLoad"/>
          <draw:image xlink:href="./ObjectReplacements/Object 22" xlink:type="simple" xlink:show="embed" xlink:actuate="onLoad"/>
          <draw:glue-point draw:id="4" svg:x="1.091cm" svg:y="0.015cm"/>
        </draw:frame>
        <draw:frame draw:style-name="standard" draw:id="id22" draw:layer="layout" svg:width="4.403cm" svg:height="1.291cm" svg:x="13.95cm" svg:y="17.616cm">
          <draw:object xlink:href="./Object 24" xlink:type="simple" xlink:show="embed" xlink:actuate="onLoad"/>
          <draw:image xlink:href="./ObjectReplacements/Object 24" xlink:type="simple" xlink:show="embed" xlink:actuate="onLoad"/>
          <draw:glue-point draw:id="4" svg:x="1.091cm" svg:y="0.164cm"/>
          <draw:glue-point draw:id="5" svg:x="2.189cm" svg:y="0.247cm"/>
        </draw:frame>
        <draw:connector draw:style-name="gr6" draw:text-style-name="P9" draw:layer="layout" draw:type="line" svg:x1="16.564cm" svg:y1="13.696cm" svg:x2="12.4cm" svg:y2="14.057cm" draw:start-shape="id19" draw:start-glue-point="4" draw:end-shape="id13" draw:end-glue-point="1">
          <text:p text:style-name="P5"/>
        </draw:connector>
        <draw:connector draw:style-name="gr6" draw:text-style-name="P9" draw:layer="layout" draw:type="line" svg:x1="16.571cm" svg:y1="15.195cm" svg:x2="12.417cm" svg:y2="16.31cm" draw:start-shape="id20" draw:start-glue-point="4" draw:end-shape="id15" draw:end-glue-point="1">
          <text:p text:style-name="P5"/>
        </draw:connector>
        <draw:connector draw:style-name="gr6" draw:text-style-name="P9" draw:layer="layout" draw:type="line" svg:x1="16.645cm" svg:y1="16.757cm" svg:x2="12.417cm" svg:y2="18.625cm" draw:start-shape="id21" draw:start-glue-point="4" draw:end-shape="id16">
          <text:p text:style-name="P5"/>
        </draw:connector>
        <draw:connector draw:style-name="gr6" draw:text-style-name="P9" draw:layer="layout" draw:type="line" svg:x1="16.631cm" svg:y1="18.282cm" svg:x2="12.417cm" svg:y2="20.919cm" draw:start-shape="id22" draw:start-glue-point="4" draw:end-shape="id18" draw:end-glue-point="1">
          <text:p text:style-name="P5"/>
        </draw:connector>
        <draw:connector draw:style-name="gr6" draw:text-style-name="P9" draw:layer="layout" draw:line-skew="0.121cm" svg:x1="17.114cm" svg:y1="18.292cm" svg:x2="4.844cm" svg:y2="22.034cm" draw:start-shape="id22" draw:start-glue-point="5" draw:end-shape="id17" draw:end-glue-point="2">
          <text:p text:style-name="P5"/>
        </draw:connector>
        <draw:frame draw:style-name="gr4" draw:text-style-name="P6" draw:layer="layout" svg:width="18.638cm" svg:height="1.233cm" svg:x="1.798cm" svg:y="1.075cm">
          <draw:text-box>
            <text:p text:style-name="P5"><text:span text:style-name="T3">Now let's constrain some parameters to some values in other data models as shown below</text:span></text:p>
            <text:p text:style-name="P5"><text:span text:style-name="T3">(for readibility reasons, pointers to the new models are replaced with model names):</text:span></text:p>
          </draw:text-box>
        </draw:frame>
        <draw:frame draw:style-name="standard" draw:id="id23" draw:layer="layout" svg:width="3.171cm" svg:height="2.572cm" svg:x="2.449cm" svg:y="3.578cm">
          <draw:object xlink:href="./Object 25" xlink:type="simple" xlink:show="embed" xlink:actuate="onLoad"/>
          <draw:image xlink:href="./ObjectReplacements/Object 25" xlink:type="simple" xlink:show="embed" xlink:actuate="onLoad"/>
          <draw:glue-point draw:id="4" svg:x="4.935cm" svg:y="7.332cm" draw:escape-direction="right"/>
          <draw:glue-point draw:id="5" svg:x="4.976cm" svg:y="4.012cm" draw:escape-direction="right"/>
          <draw:glue-point draw:id="6" svg:x="4.881cm" svg:y="-2.352cm"/>
          <draw:glue-point draw:id="7" svg:x="4.881cm" svg:y="-0.905cm"/>
          <draw:glue-point draw:id="8" svg:x="4.881cm" svg:y="0.863cm"/>
          <draw:glue-point draw:id="9" svg:x="4.932cm" svg:y="2.682cm"/>
        </draw:frame>
        <draw:frame draw:style-name="standard" draw:id="id24" draw:layer="layout" svg:width="7.113cm" svg:height="1.743cm" svg:x="10.064cm" svg:y="5.864cm">
          <draw:object xlink:href="./Object 9" xlink:type="simple" xlink:show="embed" xlink:actuate="onLoad"/>
          <draw:image xlink:href="./ObjectReplacements/Object 9" xlink:type="simple" xlink:show="embed" xlink:actuate="onLoad"/>
          <draw:glue-point draw:id="4" svg:x="-3.423cm" svg:y="-4.835cm"/>
          <draw:glue-point draw:id="5" svg:x="-0.6cm" svg:y="-4.835cm"/>
        </draw:frame>
        <draw:connector draw:style-name="gr6" draw:text-style-name="P3" draw:layer="layout" draw:line-skew="-0.298cm -0.379cm" svg:x1="5.597cm" svg:y1="5.553cm" svg:x2="11.186cm" svg:y2="5.893cm" draw:start-shape="id23" draw:start-glue-point="9" draw:end-shape="id24" draw:end-glue-point="4">
          <text:p text:style-name="P5"/>
        </draw:connector>
        <draw:connector draw:style-name="gr6" draw:text-style-name="P3" draw:layer="layout" svg:x1="5.611cm" svg:y1="5.895cm" svg:x2="13.194cm" svg:y2="5.893cm" draw:start-shape="id23" draw:start-glue-point="5" draw:end-shape="id24" draw:end-glue-point="5">
          <text:p text:style-name="P5"/>
        </draw:connector>
        <draw:frame draw:style-name="standard" draw:id="id25" draw:layer="layout" svg:width="5.49cm" svg:height="2.126cm" svg:x="14.018cm" svg:y="3.32cm">
          <draw:object xlink:href="./Object 26" xlink:type="simple" xlink:show="embed" xlink:actuate="onLoad"/>
          <draw:image xlink:href="./ObjectReplacements/Object 26" xlink:type="simple" xlink:show="embed" xlink:actuate="onLoad"/>
          <draw:glue-point draw:id="4" svg:x="-4.367cm" svg:y="-4.764cm"/>
        </draw:frame>
        <draw:connector draw:style-name="gr6" draw:text-style-name="P9" draw:layer="layout" draw:line-skew="-2.729cm 0.012cm" svg:x1="5.581cm" svg:y1="5.085cm" svg:x2="14.366cm" svg:y2="3.371cm" draw:start-shape="id23" draw:start-glue-point="8" draw:end-shape="id25" draw:end-glue-point="4">
          <text:p text:style-name="P5"/>
        </draw:connector>
        <draw:frame draw:style-name="gr4" draw:text-style-name="P6" draw:layer="layout" svg:width="16.652cm" svg:height="4.179cm" svg:x="2.046cm" svg:y="8.29cm">
          <draw:text-box>
            <text:p text:style-name="P5"><text:span text:style-name="T3">The GdaDataModelIter object then changes and its new structure is shown in the</text:span></text:p>
            <text:p text:style-name="P5"><text:span text:style-name="T3">next diagram. Note that:</text:span></text:p>
            <text:p text:style-name="P5"><text:span text:style-name="T3">* the number of GdaParameterListNode hasn't changed</text:span></text:p>
            <text:p text:style-name="P5"><text:span text:style-name="T3">* there are now only 4 GdaParameterListGroup structures as the structures for</text:span></text:p>
            <text:p text:style-name="P5"><text:span text:style-name="T3"><text:s text:c="2"/></text:span><text:span text:style-name="T3">the 'country' and 'city' parameters have been merged because their values</text:span></text:p>
            <text:p text:style-name="P5"><text:span text:style-name="T3"><text:s text:c="2"/></text:span><text:span text:style-name="T3">are bound by the same GdaDataModel</text:span></text:p>
            <text:p text:style-name="P5"><text:span text:style-name="T3">* there are now 2 GdaParameterSource structures corresponding to the</text:span></text:p>
            <text:p text:style-name="P5"><text:span text:style-name="T3"><text:s text:c="2"/></text:span><text:span text:style-name="T3">2 constraining GdaDataModels</text:span></text:p>
          </draw:text-box>
        </draw:frame>
        <draw:custom-shape draw:style-name="gr1" draw:text-style-name="P10" draw:layer="layout" svg:width="2.067cm" svg:height="1.344cm" svg:x="17.673cm" svg:y="6.14cm">
          <text:p text:style-name="P1"><text:span text:style-name="T3">Model1</text:span></text:p>
          <draw:enhanced-geometry svg:viewBox="0 0 21600 21600" draw:text-areas="800 800 20800 20800" draw:type="round-rectangular-callout" draw:modifiers="-5817.79497098646 9956.87732342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0" draw:layer="layout" svg:width="2.067cm" svg:height="1.426cm" svg:x="10.913cm" svg:y="2.977cm">
          <text:p text:style-name="P1"><text:span text:style-name="T3">Model2</text:span></text:p>
          <draw:enhanced-geometry svg:viewBox="0 0 21600 21600" draw:text-areas="800 800 20800 20800" draw:type="round-rectangular-callout" draw:modifiers="33266.9245647969 12518.0098107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id="id17" draw:layer="layout" svg:width="4.811cm" svg:height="2.148cm" svg:x="2.439cm" svg:y="19.886cm">
          <draw:object xlink:href="./Object 19" xlink:type="simple" xlink:show="embed" xlink:actuate="onLoad"/>
          <draw:image xlink:href="./ObjectReplacements/Object 19" xlink:type="simple" xlink:show="embed" xlink:actuate="onLoad"/>
          <draw:glue-point draw:id="4" svg:x="3.284cm" svg:y="-2.015cm"/>
        </draw:frame>
        <draw:frame draw:style-name="standard" draw:id="id26" draw:layer="layout" svg:width="5.426cm" svg:height="1.738cm" svg:x="12.003cm" svg:y="23.903cm">
          <draw:object xlink:href="./Object 23" xlink:type="simple" xlink:show="embed" xlink:actuate="onLoad"/>
          <draw:image xlink:href="./ObjectReplacements/Object 23" xlink:type="simple" xlink:show="embed" xlink:actuate="onLoad"/>
          <draw:glue-point draw:id="4" svg:x="1.83cm" svg:y="-1.202cm"/>
          <draw:glue-point draw:id="5" svg:x="1.868cm" svg:y="0.958cm"/>
          <draw:glue-point draw:id="6" svg:x="2.934cm" svg:y="1.08cm"/>
        </draw:frame>
        <draw:frame draw:style-name="standard" draw:id="id27" draw:layer="layout" svg:width="5.426cm" svg:height="1.738cm" svg:x="3.074cm" svg:y="24.338cm">
          <draw:object xlink:href="./Object 27" xlink:type="simple" xlink:show="embed" xlink:actuate="onLoad"/>
          <draw:image xlink:href="./ObjectReplacements/Object 27" xlink:type="simple" xlink:show="embed" xlink:actuate="onLoad"/>
          <draw:glue-point draw:id="4" svg:x="1.83cm" svg:y="-1.202cm"/>
          <draw:glue-point draw:id="5" svg:x="1.868cm" svg:y="0.958cm"/>
          <draw:glue-point draw:id="6" svg:x="2.934cm" svg:y="1.08cm"/>
        </draw:frame>
        <draw:connector draw:style-name="gr6" draw:text-style-name="P3" draw:layer="layout" svg:x1="15.729cm" svg:y1="24.938cm" svg:x2="10.561cm" svg:y2="19.677cm" draw:start-shape="id26" draw:start-glue-point="5" draw:end-shape="id16" draw:end-glue-point="5">
          <text:p text:style-name="P5"/>
        </draw:connector>
        <draw:connector draw:style-name="gr6" draw:text-style-name="P3" draw:layer="layout" svg:x1="7.378cm" svg:y1="25.394cm" svg:x2="10.011cm" svg:y2="21.993cm" draw:start-shape="id27" draw:start-glue-point="6" draw:end-shape="id18">
          <text:p text:style-name="P5"/>
        </draw:connector>
        <draw:connector draw:style-name="gr6" draw:text-style-name="P3" draw:layer="layout" svg:x1="6.8cm" svg:y1="25.373cm" svg:x2="4.844cm" svg:y2="22.034cm" draw:start-shape="id27" draw:start-glue-point="5" draw:end-shape="id17" draw:end-glue-point="2">
          <text:p text:style-name="P5"/>
        </draw:connector>
      </draw:page>
      <draw:page draw:name="page3" draw:style-name="dp1" draw:master-page-name="Standard">
        <office:forms form:automatic-focus="false" form:apply-design-mode="false"/>
        <draw:frame draw:style-name="gr4" draw:text-style-name="P6" draw:layer="layout" svg:width="19.311cm" svg:height="0.742cm" svg:x="1.364cm" svg:y="1.157cm">
          <draw:text-box>
            <text:p text:style-name="P5"><text:span text:style-name="T3">When creating a GdaDataProxy object from that model, the following columns will be present:</text:span></text:p>
          </draw:text-box>
        </draw:frame>
        <draw:frame draw:style-name="standard" draw:layer="layout" svg:width="14.013cm" svg:height="2.886cm" svg:x="1.571cm" svg:y="2.87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6" draw:layer="layout" svg:width="10.768cm" svg:height="0.742cm" svg:x="1.571cm" svg:y="1.985cm">
          <draw:text-box>
            <text:p text:style-name="P5"><text:span text:style-name="T3">Negative columns for meta-data attributes: col &lt; 0</text:span></text:p>
          </draw:text-box>
        </draw:frame>
        <draw:frame draw:style-name="gr4" draw:text-style-name="P6" draw:layer="layout" svg:width="9.405cm" svg:height="1.233cm" svg:x="1.571cm" svg:y="6.473cm">
          <draw:text-box>
            <text:p text:style-name="P5"><text:span text:style-name="T3">Current proxied data columns: 0 &lt;= col &lt; 5</text:span></text:p>
            <text:p text:style-name="P5"><text:span text:style-name="T3">and proxied data columns: 10 &lt;= col &lt; 15</text:span></text:p>
          </draw:text-box>
        </draw:frame>
        <draw:frame draw:style-name="standard" draw:layer="layout" svg:width="14.59cm" svg:height="9.11cm" svg:x="1.571cm" svg:y="7.8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6" draw:layer="layout" svg:width="11.987cm" svg:height="0.742cm" svg:x="1.571cm" svg:y="17.057cm">
          <draw:text-box>
            <text:p text:style-name="P5"><text:span text:style-name="T3">Attributes of current proxied data columns: 5 &lt;= col &lt; 8</text:span></text:p>
          </draw:text-box>
        </draw:frame>
        <draw:frame draw:style-name="standard" draw:layer="layout" svg:width="14.59cm" svg:height="8.322cm" svg:x="1.571cm" svg:y="17.998cm"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31T14:55:44</meta:creation-date>
    <dc:creator>Vivien Malerba</dc:creator>
    <dc:date>2006-01-03T17:35:36</dc:date>
    <meta:printed-by>Vivien Malerba</meta:printed-by>
    <meta:print-date>2006-01-03T17:28:58</meta:print-date>
    <dc:language>fr-FR</dc:language>
    <meta:editing-cycles>14</meta:editing-cycles>
    <meta:editing-duration>PT2H18M43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0.5pt" fo:font-weight="bold"/>
    </style:style>
    <style:style style:name="ce2" style:family="table-cell" style:parent-style-name="Default">
      <style:table-cell-properties fo:border="0.002cm solid #000000"/>
      <style:text-properties fo:font-size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 table:number-rows-repeated="16">
          <table:table-cell/>
        </table:table-row>
        <table:table-row table:style-name="ro2">
          <table:table-cell table:style-name="ce1" office:value-type="string">
            <text:p>Parameters</text:p>
          </table:table-cell>
        </table:table-row>
        <table:table-row table:style-name="ro1">
          <table:table-cell table:style-name="ce2" office:value-type="string">
            <text:p>id</text:p>
          </table:table-cell>
        </table:table-row>
        <table:table-row table:style-name="ro1">
          <table:table-cell table:style-name="ce2" office:value-type="string">
            <text:p>name</text:p>
          </table:table-cell>
        </table:table-row>
        <table:table-row table:style-name="ro1">
          <table:table-cell table:style-name="ce2" office:value-type="string">
            <text:p>default_served_by</text:p>
          </table:table-cell>
        </table:table-row>
        <table:table-row table:style-name="ro1">
          <table:table-cell table:style-name="ce2" office:value-type="string">
            <text:p>country</text:p>
          </table:table-cell>
        </table:table-row>
        <table:table-row table:style-name="ro1">
          <table:table-cell table:style-name="ce2" office:value-type="string">
            <text:p>city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2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2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2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2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0.5pt" fo:font-weight="bold"/>
    </style:style>
    <style:style style:name="ce2" style:family="table-cell" style:parent-style-name="Default">
      <style:table-cell-properties fo:border="0.002cm solid #000000"/>
      <style:text-properties fo:font-size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 table:number-rows-repeated="16">
          <table:table-cell/>
        </table:table-row>
        <table:table-row table:style-name="ro2">
          <table:table-cell table:style-name="ce1" office:value-type="string">
            <text:p>Parameters</text:p>
          </table:table-cell>
        </table:table-row>
        <table:table-row table:style-name="ro1">
          <table:table-cell table:style-name="ce2" office:value-type="string">
            <text:p>id</text:p>
          </table:table-cell>
        </table:table-row>
        <table:table-row table:style-name="ro1">
          <table:table-cell table:style-name="ce2" office:value-type="string">
            <text:p>name</text:p>
          </table:table-cell>
        </table:table-row>
        <table:table-row table:style-name="ro1">
          <table:table-cell table:style-name="ce2" office:value-type="string">
            <text:p>default_served_by</text:p>
          </table:table-cell>
        </table:table-row>
        <table:table-row table:style-name="ro1">
          <table:table-cell table:style-name="ce2" office:value-type="string">
            <text:p>country</text:p>
          </table:table-cell>
        </table:table-row>
        <table:table-row table:style-name="ro1">
          <table:table-cell table:style-name="ce2" office:value-type="string">
            <text:p>city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Model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Model1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Model1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2.782cm"/>
    </style:style>
    <style:style style:name="co3" style:family="table-column">
      <style:table-column-properties fo:break-before="auto" style:column-width="3.734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.5pt" fo:language="fr" fo:country="FR" fo:font-style="normal" fo:text-shadow="none" style:text-underline-style="none" fo:font-weight="bold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font-size="10.5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 table:number-rows-repeated="7">
          <table:table-cell table:number-columns-repeated="256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fault_served_by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city</text:p>
          </table:table-cell>
          <table:table-cell table:style-name="ce7" table:number-columns-repeated="251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Vladimir Zirkov</text:p>
          </table:table-cell>
          <table:table-cell table:style-name="ce2" office:value-type="float" office:value="4">
            <text:p>4</text:p>
          </table:table-cell>
          <table:table-cell table:style-name="ce4" office:value-type="string">
            <text:p>  </text:p>
          </table:table-cell>
          <table:table-cell table:style-name="ce6" office:value-type="string">
            <text:p>  </text:p>
          </table:table-cell>
          <table:table-cell table:number-columns-repeated="25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Mark Lawrencep</text:p>
          </table:table-cell>
          <table:table-cell table:style-name="ce2" office:value-type="string">
            <text:p>  </text:p>
          </table:table-cell>
          <table:table-cell table:style-name="ce5" office:value-type="string">
            <text:p>SP</text:p>
          </table:table-cell>
          <table:table-cell table:style-name="ce4" office:value-type="string">
            <text:p>MDR</text:p>
          </table:table-cell>
          <table:table-cell table:number-columns-repeated="25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Ed Lamton</text:p>
          </table:table-cell>
          <table:table-cell table:style-name="ce2" office:value-type="float" office:value="4">
            <text:p>4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MDR</text:p>
          </table:table-cell>
          <table:table-cell table:number-columns-repeated="25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Lew Bonito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R</text:p>
          </table:table-cell>
          <table:table-cell table:style-name="ce4" office:value-type="string">
            <text:p>TLS</text:p>
          </table:table-cell>
          <table:table-cell table:number-columns-repeated="251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office:value-type="string">
            <text:p>Greg Popoff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MDR</text:p>
          </table:table-cell>
          <table:table-cell table:number-columns-repeated="251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 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Model2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9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Sourc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data_model</text:p>
          </table:table-cell>
          <table:table-cell table:style-name="ce3" office:value-type="string">
            <text:p>Model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odes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...</text:p>
          </table:table-cell>
          <table:table-cell table:style-name="ce3"/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Model1</text:p>
          </table:table-cell>
        </table:table-row>
      </table:table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0.5pt" fo:font-weight="bold"/>
    </style:style>
    <style:style style:name="ce2" style:family="table-cell" style:parent-style-name="Default">
      <style:table-cell-properties fo:border="0.002cm solid #000000"/>
      <style:text-properties fo:font-size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 table:number-rows-repeated="16">
          <table:table-cell/>
        </table:table-row>
        <table:table-row table:style-name="ro2">
          <table:table-cell table:style-name="ce1" office:value-type="string">
            <text:p>Parameters</text:p>
          </table:table-cell>
        </table:table-row>
        <table:table-row table:style-name="ro1">
          <table:table-cell table:style-name="ce2" office:value-type="string">
            <text:p>id</text:p>
          </table:table-cell>
        </table:table-row>
        <table:table-row table:style-name="ro1">
          <table:table-cell table:style-name="ce2" office:value-type="string">
            <text:p>name</text:p>
          </table:table-cell>
        </table:table-row>
        <table:table-row table:style-name="ro1">
          <table:table-cell table:style-name="ce2" office:value-type="string">
            <text:p>default_served_by</text:p>
          </table:table-cell>
        </table:table-row>
        <table:table-row table:style-name="ro1">
          <table:table-cell table:style-name="ce2" office:value-type="string">
            <text:p>country</text:p>
          </table:table-cell>
        </table:table-row>
        <table:table-row table:style-name="ro1">
          <table:table-cell table:style-name="ce2" office:value-type="string">
            <text:p>city</text:p>
          </table:table-cell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46cm"/>
    </style:style>
    <style:style style:name="co3" style:family="table-column">
      <style:table-column-properties fo:break-before="auto" style:column-width="2.5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7"/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ate_empl</text:p>
          </table:table-cell>
        </table:table-row>
        <table:table-row table:style-name="ro1">
          <table:table-cell table:number-columns-repeated="7"/>
          <table:table-cell table:style-name="ce2" office:value-type="float" office:value="1">
            <text:p>1</text:p>
          </table:table-cell>
          <table:table-cell table:style-name="ce3" office:value-type="string">
            <text:p>Chris Johnson</text:p>
          </table:table-cell>
          <table:table-cell table:style-name="ce4" office:value-type="date" office:date-value="2002-10-03">
            <text:p>03/10/02</text:p>
          </table:table-cell>
        </table:table-row>
        <table:table-row table:style-name="ro1">
          <table:table-cell table:number-columns-repeated="7"/>
          <table:table-cell table:style-name="ce2" office:value-type="float" office:value="2">
            <text:p>2</text:p>
          </table:table-cell>
          <table:table-cell table:style-name="ce3" office:value-type="string">
            <text:p>Marc Swayn</text:p>
          </table:table-cell>
          <table:table-cell table:style-name="ce4" office:value-type="date" office:date-value="2003-05-08">
            <text:p>08/05/03</text:p>
          </table:table-cell>
        </table:table-row>
        <table:table-row table:style-name="ro1">
          <table:table-cell table:number-columns-repeated="7"/>
          <table:table-cell table:style-name="ce2" office:value-type="float" office:value="3">
            <text:p>3</text:p>
          </table:table-cell>
          <table:table-cell table:style-name="ce3" office:value-type="string">
            <text:p>John Tremor</text:p>
          </table:table-cell>
          <table:table-cell table:style-name="ce4" office:value-type="date" office:date-value="2003-09-18">
            <text:p>18/09/03</text:p>
          </table:table-cell>
        </table:table-row>
        <table:table-row table:style-name="ro1">
          <table:table-cell table:number-columns-repeated="7"/>
          <table:table-cell table:style-name="ce2" office:value-type="float" office:value="4">
            <text:p>4</text:p>
          </table:table-cell>
          <table:table-cell table:style-name="ce3" office:value-type="string">
            <text:p>Tom Gregor</text:p>
          </table:table-cell>
          <table:table-cell table:style-name="ce4" office:value-type="date" office:date-value="2001-12-12">
            <text:p>12/12/01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9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Sourc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data_model</text:p>
          </table:table-cell>
          <table:table-cell table:style-name="ce3" office:value-type="string">
            <text:p>Model1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odes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...</text:p>
          </table:table-cell>
          <table:table-cell table:style-name="ce3"/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3.013cm"/>
    </style:style>
    <style:style style:name="ro1" style:family="table-row">
      <style:table-row-properties style:row-height="1.22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cell-protect="none" style:print-content="true"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cell-protect="none" style:print-content="true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size="10pt"/>
    </style:style>
  </office:automatic-styles>
  <office:body>
    <office:spreadsheet>
      <table:table table:name="Feuille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Column attributes / columns</text:p>
          </table:table-cell>
          <table:table-cell table:style-name="ce1" office:value-type="string">
            <text:p>NbColumns</text:p>
          </table:table-cell>
          <table:table-cell table:style-name="ce1" office:value-type="string">
            <text:p>ModelPointer</text:p>
          </table:table-cell>
          <table:table-cell table:style-name="ce1" office:value-type="string">
            <text:p>ModelRow</text:p>
          </table:table-cell>
          <table:table-cell table:style-name="ce1" office:value-type="string">
            <text:p>Modified</text:p>
          </table:table-cell>
          <table:table-cell table:style-name="ce1" office:value-type="string">
            <text:p>ToDelete</text:p>
          </table:table-cell>
          <table:table-cell table:style-name="ce4" table:number-columns-repeated="250"/>
        </table:table-row>
        <table:table-row table:style-name="ro2">
          <table:table-cell office:value-type="string">
            <text:p>title</text:p>
          </table:table-cell>
          <table:table-cell table:number-columns-repeated="255"/>
        </table:table-row>
        <table:table-row table:style-name="ro2">
          <table:table-cell office:value-type="string">
            <text:p>dbms type</text:p>
          </table:table-cell>
          <table:table-cell table:number-columns-repeated="255"/>
        </table:table-row>
        <table:table-row table:style-name="ro2">
          <table:table-cell office:value-type="string">
            <text:p>GDA type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gobject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boolean</text:p>
          </table:table-cell>
          <table:table-cell table:style-name="ce2" office:value-type="string">
            <text:p>boolean</text:p>
          </table:table-cell>
          <table:table-cell table:number-columns-repeated="250"/>
        </table:table-row>
        <table:table-row table:style-name="ro3">
          <table:table-cell office:value-type="string">
            <text:p>position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number-columns-repeated="250"/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6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3.0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10.5pt" fo:language="fr" fo:country="FR" fo:font-style="normal" fo:text-shadow="none" style:text-underline-style="none" fo:font-weight="bold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cell-protect="none" style:print-content="true"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cell-protect="none" style:print-content="true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7">
          <table:table-cell table:number-columns-repeated="6"/>
        </table:table-row>
        <table:table-row table:style-name="ro2">
          <table:table-cell table:style-name="ce1" office:value-type="string">
            <text:p>Column attributes / column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erved by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City</text:p>
          </table:table-cell>
        </table:table-row>
        <table:table-row table:style-name="ro3">
          <table:table-cell table:style-name="ce2" office:value-type="string">
            <text:p>title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dbms type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GDA type</text:p>
          </table:table-cell>
          <table:table-cell table:style-name="ce2" office:value-type="string">
            <text:p>integer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integer</text:p>
          </table:table-cell>
          <table:table-cell table:number-columns-repeated="2" table:style-name="ce2" office:value-type="string">
            <text:p>string</text:p>
          </table:table-cell>
        </table:table-row>
        <table:table-row table:style-name="ro3">
          <table:table-cell table:style-name="ce2" office:value-type="string">
            <text:p>not NULL ?</text:p>
          </table:table-cell>
          <table:table-cell table:number-columns-repeated="2" table:style-name="ce2" office:value-type="string">
            <text:p>TRUE</text:p>
          </table:table-cell>
          <table:table-cell table:number-columns-repeated="3" table:style-name="ce2" office:value-type="string">
            <text:p>FALSE</text:p>
          </table:table-cell>
        </table:table-row>
        <table:table-row table:style-name="ro4">
          <table:table-cell table:style-name="ce2" office:value-type="string">
            <text:p>primary key ?</text:p>
          </table:table-cell>
          <table:table-cell table:style-name="ce2" office:value-type="string">
            <text:p>YES</text:p>
          </table:table-cell>
          <table:table-cell table:number-columns-repeated="4" table:style-name="ce2" office:value-type="string">
            <text:p>NO</text:p>
          </table:table-cell>
        </table:table-row>
        <table:table-row table:style-name="ro3">
          <table:table-cell table:style-name="ce2" office:value-type="string">
            <text:p>unique ?</text:p>
          </table:table-cell>
          <table:table-cell table:style-name="ce2" office:value-type="string">
            <text:p>YES</text:p>
          </table:table-cell>
          <table:table-cell table:number-columns-repeated="4" table:style-name="ce2" office:value-type="string">
            <text:p>NO</text:p>
          </table:table-cell>
        </table:table-row>
        <table:table-row table:style-name="ro4">
          <table:table-cell table:style-name="ce2" office:value-type="string">
            <text:p>references</text:p>
          </table:table-cell>
          <table:table-cell table:style-name="ce3" table:number-columns-repeated="3"/>
          <table:table-cell table:style-name="ce2" office:value-type="string">
            <text:p>locations.country</text:p>
          </table:table-cell>
          <table:table-cell table:style-name="ce2" office:value-type="string">
            <text:p>locations.city</text:p>
          </table:table-cell>
        </table:table-row>
        <table:table-row table:style-name="ro4">
          <table:table-cell table:style-name="ce2" office:value-type="string">
            <text:p>Auto increment ?</text:p>
          </table:table-cell>
          <table:table-cell table:number-columns-repeated="5" table:style-name="ce2" office:value-type="string">
            <text:p>NO</text:p>
          </table:table-cell>
        </table:table-row>
        <table:table-row table:style-name="ro3">
          <table:table-cell table:style-name="ce2" office:value-type="string">
            <text:p>defined siz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3">
          <table:table-cell table:style-name="ce2" office:value-type="string">
            <text:p>table</text:p>
          </table:table-cell>
          <table:table-cell table:number-columns-repeated="5" table:style-name="ce2" office:value-type="string">
            <text:p>customers</text:p>
          </table:table-cell>
        </table:table-row>
        <table:table-row table:style-name="ro3">
          <table:table-cell table:style-name="ce2" office:value-type="string">
            <text:p>default value</text:p>
          </table:table-cell>
          <table:table-cell table:style-name="ce3" table:number-columns-repeated="5"/>
        </table:table-row>
        <table:table-row table:style-name="ro4">
          <table:table-cell table:style-name="ce2" office:value-type="string">
            <text:p>caption</text:p>
          </table:table-cell>
          <table:table-cell table:style-name="ce2" office:value-type="string">
            <text:p>Customer Id</text:p>
          </table:table-cell>
          <table:table-cell table:style-name="ce2" office:value-type="string">
            <text:p>Customer name</text:p>
          </table:table-cell>
          <table:table-cell table:style-name="ce2" office:value-type="string">
            <text:p>Assigned salesrep</text:p>
          </table:table-cell>
          <table:table-cell table:style-name="ce2" office:value-type="string">
            <text:p>Country of residence</text:p>
          </table:table-cell>
          <table:table-cell table:style-name="ce2" office:value-type="string">
            <text:p>City of residence</text:p>
          </table:table-cell>
        </table:table-row>
        <table:table-row table:style-name="ro3">
          <table:table-cell table:style-name="ce2" office:value-type="string">
            <text:p>scale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posi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6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3.0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10.5pt" fo:language="fr" fo:country="FR" fo:font-style="normal" fo:text-shadow="none" style:text-underline-style="none" fo:font-weight="bold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cell-protect="none" style:print-content="true"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cell-protect="none" style:print-content="true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4">
          <table:table-cell table:number-columns-repeated="6"/>
        </table:table-row>
        <table:table-row table:style-name="ro2">
          <table:table-cell table:style-name="ce1" office:value-type="string">
            <text:p>Column attributes / columns</text:p>
          </table:table-cell>
          <table:table-cell table:number-columns-repeated="5" table:style-name="ce1" office:value-type="string">
            <text:p>attibutes</text:p>
          </table:table-cell>
        </table:table-row>
        <table:table-row table:style-name="ro3">
          <table:table-cell table:style-name="ce2" office:value-type="string">
            <text:p>title</text:p>
          </table:table-cell>
          <table:table-cell table:number-columns-repeated="5" table:style-name="ce2" office:value-type="string">
            <text:p>attibutes</text:p>
          </table:table-cell>
        </table:table-row>
        <table:table-row table:style-name="ro3">
          <table:table-cell table:style-name="ce2" office:value-type="string">
            <text:p>dbms type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GDA type</text:p>
          </table:table-cell>
          <table:table-cell table:number-columns-repeated="5" table:style-name="ce2" office:value-type="string">
            <text:p>uinteger</text:p>
          </table:table-cell>
        </table:table-row>
        <table:table-row table:style-name="ro3">
          <table:table-cell table:style-name="ce2" office:value-type="string">
            <text:p>not NULL ?</text:p>
          </table:table-cell>
          <table:table-cell table:number-columns-repeated="5" table:style-name="ce2" office:value-type="string">
            <text:p>TRUE</text:p>
          </table:table-cell>
        </table:table-row>
        <table:table-row table:style-name="ro4">
          <table:table-cell table:style-name="ce2" office:value-type="string">
            <text:p>primary key ?</text:p>
          </table:table-cell>
          <table:table-cell table:number-columns-repeated="5" table:style-name="ce2" office:value-type="string">
            <text:p>NO</text:p>
          </table:table-cell>
        </table:table-row>
        <table:table-row table:style-name="ro3">
          <table:table-cell table:style-name="ce2" office:value-type="string">
            <text:p>unique ?</text:p>
          </table:table-cell>
          <table:table-cell table:number-columns-repeated="5" table:style-name="ce2" office:value-type="string">
            <text:p>NO</text:p>
          </table:table-cell>
        </table:table-row>
        <table:table-row table:style-name="ro3">
          <table:table-cell table:style-name="ce2" office:value-type="string">
            <text:p>references</text:p>
          </table:table-cell>
          <table:table-cell table:style-name="ce3" table:number-columns-repeated="5"/>
        </table:table-row>
        <table:table-row table:style-name="ro4">
          <table:table-cell table:style-name="ce2" office:value-type="string">
            <text:p>Auto increment ?</text:p>
          </table:table-cell>
          <table:table-cell table:number-columns-repeated="5" table:style-name="ce2" office:value-type="string">
            <text:p>NO</text:p>
          </table:table-cell>
        </table:table-row>
        <table:table-row table:style-name="ro3">
          <table:table-cell table:style-name="ce2" office:value-type="string">
            <text:p>defined size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table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default value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caption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>
            <text:p>scale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positio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6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GdaParameterListNode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>
            <text:p>param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source_model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table:number-columns-repeated="2"/>
          <table:table-cell table:style-name="ce2" office:value-type="string">
            <text:p>source_colum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hint</text:p>
          </table:table-cell>
          <table:table-cell table:style-name="ce3" office:value-type="float" office:value="0">
            <text:p>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GdaParameterListGroup</text:p>
          </table:table-cell>
          <table:covered-table-cell table:style-name="ce2"/>
        </table:table-row>
        <table:table-row table:style-name="ro1">
          <table:table-cell table:number-columns-repeated="5"/>
          <table:table-cell table:style-name="ce2" office:value-type="string">
            <text:p>nodes</text:p>
          </table:table-cell>
          <table:table-cell table:style-name="ce2"/>
        </table:table-row>
        <table:table-row table:style-name="ro2">
          <table:table-cell table:number-columns-repeated="5"/>
          <table:table-cell table:style-name="ce2" office:value-type="string">
            <text:p>nodes_source</text:p>
          </table:table-cell>
          <table:table-cell table:style-name="ce2" office:value-type="string">
            <text:p>NULL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31/12/2005</text:date>, <text:time>15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0.5pt" fo:font-weight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hortcut</text:p>
          </table:table-cell>
        </table:table-row>
        <table:table-row table:style-name="ro2">
          <table:table-cell office:value-type="string">
            <text:p>FR <text:s text:c="5"/></text:p>
          </table:table-cell>
          <table:table-cell office:value-type="string">
            <text:p>TLS <text:s/></text:p>
          </table:table-cell>
          <table:table-cell office:value-type="string">
            <text:p>Toulouse, France</text:p>
          </table:table-cell>
        </table:table-row>
        <table:table-row table:style-name="ro2">
          <table:table-cell office:value-type="string">
            <text:p>SP <text:s text:c="5"/></text:p>
          </table:table-cell>
          <table:table-cell office:value-type="string">
            <text:p>MDR <text:s/></text:p>
          </table:table-cell>
          <table:table-cell office:value-type="string">
            <text:p>Madrid, Spain</text:p>
          </table:table-cell>
        </table:table-row>
        <table:table-row table:style-name="ro2">
          <table:table-cell office:value-type="string">
            <text:p>EN</text:p>
          </table:table-cell>
          <table:table-cell office:value-type="string">
            <text:p>LDN</text:p>
          </table:table-cell>
          <table:table-cell office:value-type="string">
            <text:p>London, Great-Britain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